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line-height="150%" fo:text-align="justify" style:justify-single-word="false"/>
      <style:text-properties officeooo:paragraph-rsid="000c9815"/>
    </style:style>
    <style:style style:name="P3" style:family="paragraph" style:parent-style-name="Text_20_body">
      <style:paragraph-properties fo:line-height="150%" fo:text-align="justify" style:justify-single-word="false"/>
      <style:text-properties fo:color="#000000" style:font-name="Georgia" fo:font-size="10pt" officeooo:rsid="001374a6" officeooo:paragraph-rsid="000c9815" style:font-size-asian="10pt" style:font-size-complex="10pt"/>
    </style:style>
    <style:style style:name="P4" style:family="paragraph" style:parent-style-name="Text_20_body">
      <style:paragraph-properties fo:line-height="150%" fo:text-align="justify" style:justify-single-word="false"/>
      <style:text-properties fo:color="#000000" style:font-name="Georgia" fo:font-size="10pt" officeooo:paragraph-rsid="000c9815" style:font-size-asian="10pt" style:font-size-complex="10pt"/>
    </style:style>
    <style:style style:name="P5" style:family="paragraph" style:parent-style-name="Text_20_body">
      <style:paragraph-properties fo:line-height="150%" fo:text-align="justify" style:justify-single-word="false"/>
      <style:text-properties fo:color="#000000" officeooo:paragraph-rsid="000c9815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Georgia" fo:font-size="10pt" officeooo:rsid="0015407f" officeooo:paragraph-rsid="000c9815" style:font-size-asian="10pt" style:font-size-complex="10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Georgia" fo:font-size="10pt" officeooo:rsid="001374a6" officeooo:paragraph-rsid="00158a3d" style:font-size-asian="10pt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Georgia" fo:font-size="10pt" officeooo:rsid="001374a6" officeooo:paragraph-rsid="000c9815" style:font-size-asian="10pt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Georgia" fo:font-size="10pt" officeooo:rsid="001374a6" officeooo:paragraph-rsid="000e267a" style:font-size-asian="10pt" style:font-size-complex="10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Georgia" fo:font-size="10pt" officeooo:rsid="000e267a" officeooo:paragraph-rsid="000e267a" style:font-size-asian="10pt" style:font-size-complex="10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Georgia" fo:font-size="10pt" officeooo:paragraph-rsid="00158a3d" style:font-size-asian="10pt" style:font-size-complex="10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Georgia" fo:font-size="10pt" officeooo:rsid="00158a3d" officeooo:paragraph-rsid="00158a3d" style:font-size-asian="10pt" style:font-size-complex="10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Georgia" fo:font-size="10pt" officeooo:rsid="000e267a" officeooo:paragraph-rsid="000e267a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Georgia" fo:font-size="10pt" officeooo:rsid="0014c19b" officeooo:paragraph-rsid="00158a3d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Georgia" fo:font-size="10pt" officeooo:rsid="0015407f" officeooo:paragraph-rsid="000c9815" style:font-size-asian="10pt" style:font-size-complex="10pt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158a3d"/>
    </style:style>
    <style:style style:name="P17" style:family="paragraph" style:parent-style-name="Standard">
      <style:paragraph-properties fo:line-height="150%" fo:text-align="center" style:justify-single-word="false"/>
      <style:text-properties fo:text-transform="uppercase" fo:color="#000000" style:font-name="Georgia" fo:font-size="12pt" fo:font-weight="bold" officeooo:rsid="001b0412" officeooo:paragraph-rsid="00158a3d" fo:background-color="transparent" style:font-name-asian="Microsoft YaHei" style:font-size-asian="10pt" style:font-weight-asian="bold" style:font-name-complex="Mangal" style:font-size-complex="10pt" style:font-weight-complex="bold" loext:shadow="none"/>
    </style:style>
    <style:style style:name="P18" style:family="paragraph" style:parent-style-name="Standard">
      <style:paragraph-properties fo:line-height="150%" fo:text-align="center" style:justify-single-word="false"/>
      <style:text-properties fo:text-transform="uppercase" fo:color="#000000" style:font-name="Georgia" fo:font-size="12pt" fo:font-weight="bold" officeooo:rsid="001b0412" officeooo:paragraph-rsid="000e267a" fo:background-color="transparent" style:font-name-asian="Microsoft YaHei" style:font-size-asian="10pt" style:font-weight-asian="bold" style:font-name-complex="Mangal" style:font-size-complex="10pt" style:font-weight-complex="bold" loext:shadow="none"/>
    </style:style>
    <style:style style:name="P19" style:family="paragraph" style:parent-style-name="Text_20_body" style:list-style-name="L1">
      <style:paragraph-properties fo:line-height="150%" fo:text-align="justify" style:justify-single-word="false"/>
      <style:text-properties fo:color="#000000" style:font-name="Georgia" fo:font-size="10pt" officeooo:rsid="0014c19b" officeooo:paragraph-rsid="0014c19b" style:font-size-asian="10pt" style:font-size-complex="10pt"/>
    </style:style>
    <style:style style:name="P20" style:family="paragraph" style:parent-style-name="Text_20_body">
      <style:paragraph-properties fo:line-height="150%" fo:text-align="justify" style:justify-single-word="false"/>
      <style:text-properties fo:color="#000000" style:font-name="Georgia" fo:font-size="10pt" officeooo:paragraph-rsid="001981c6" style:font-size-asian="10pt" style:font-size-complex="10pt"/>
    </style:style>
    <style:style style:name="P21" style:family="paragraph" style:parent-style-name="Text_20_body">
      <style:paragraph-properties fo:line-height="150%" fo:text-align="justify" style:justify-single-word="false"/>
      <style:text-properties fo:color="#000000" style:font-name="Georgia" fo:font-size="10pt" officeooo:paragraph-rsid="000c9815" style:font-size-asian="10pt" style:font-size-complex="10pt"/>
    </style:style>
    <style:style style:name="P22" style:family="paragraph" style:parent-style-name="Text_20_body">
      <style:paragraph-properties fo:line-height="150%" fo:text-align="justify" style:justify-single-word="false"/>
      <style:text-properties fo:color="#000000" style:font-name="Georgia" fo:font-size="10pt" officeooo:rsid="001374a6" officeooo:paragraph-rsid="000c9815" style:font-size-asian="10pt" style:font-size-complex="10pt"/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0c9815"/>
    </style:style>
    <style:style style:name="P24" style:family="paragraph" style:parent-style-name="Text_20_body">
      <style:paragraph-properties fo:line-height="150%" fo:text-align="justify" style:justify-single-word="false"/>
      <style:text-properties officeooo:paragraph-rsid="00112997"/>
    </style:style>
    <style:style style:name="P25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color="#000000" style:font-name="Georgia" fo:font-size="10pt" officeooo:paragraph-rsid="000c9815" style:font-size-asian="10pt" style:font-size-complex="10pt"/>
    </style:style>
    <style:style style:name="P26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color="#000000" style:font-name="Georgia" fo:font-size="10pt" officeooo:paragraph-rsid="0014c19b" style:font-size-asian="10pt" style:font-size-complex="10pt"/>
    </style:style>
    <style:style style:name="P27" style:family="paragraph" style:parent-style-name="Heading_20_1" style:master-page-name="Standard">
      <style:paragraph-properties fo:line-height="150%" fo:text-align="center" style:justify-single-word="false" style:page-number="auto"/>
      <style:text-properties fo:text-transform="uppercase" fo:color="#000000" style:font-name="Georgia" fo:font-size="12pt" officeooo:rsid="001374a6" officeooo:paragraph-rsid="000c9815" fo:background-color="transparent" style:font-size-asian="10pt" style:font-size-complex="10pt" loext:shadow="none"/>
    </style:style>
    <style:style style:name="T1" style:family="text">
      <style:text-properties style:font-name="Georgia" fo:font-size="10pt" style:font-size-asian="10pt" style:font-size-complex="10pt"/>
    </style:style>
    <style:style style:name="T2" style:family="text">
      <style:text-properties style:font-name="Georgia" fo:font-size="10pt" officeooo:rsid="0012ad23" style:font-size-asian="10pt" style:font-size-complex="10pt"/>
    </style:style>
    <style:style style:name="T3" style:family="text">
      <style:text-properties style:font-name="Georgia" fo:font-size="10pt" officeooo:rsid="0013b55f" style:font-size-asian="10pt" style:font-size-complex="10pt"/>
    </style:style>
    <style:style style:name="T4" style:family="text">
      <style:text-properties style:font-name="Georgia" fo:font-size="10pt" officeooo:rsid="001b0412" style:font-size-asian="10pt" style:font-size-complex="10pt"/>
    </style:style>
    <style:style style:name="T5" style:family="text">
      <style:text-properties fo:color="#000000" style:font-name="Georgia" fo:font-size="10pt" style:font-size-asian="10pt" style:font-size-complex="10pt"/>
    </style:style>
    <style:style style:name="T6" style:family="text">
      <style:text-properties fo:color="#000000" style:font-name="Georgia" fo:font-size="10pt" officeooo:rsid="0011dfe4" style:font-size-asian="10pt" style:font-size-complex="10pt"/>
    </style:style>
    <style:style style:name="T7" style:family="text">
      <style:text-properties fo:color="#000000" style:font-name="Georgia" fo:font-size="10pt" officeooo:rsid="0013b55f" style:font-size-asian="10pt" style:font-size-complex="10pt"/>
    </style:style>
    <style:style style:name="T8" style:family="text">
      <style:text-properties fo:color="#000000" style:font-name="Georgia" fo:font-size="10pt" officeooo:rsid="0014adab" style:font-size-asian="10pt" style:font-size-complex="10pt"/>
    </style:style>
    <style:style style:name="T9" style:family="text">
      <style:text-properties fo:color="#000000" style:font-name="Georgia" fo:font-size="10pt" officeooo:rsid="0014c19b" style:font-size-asian="10pt" style:font-size-complex="10pt"/>
    </style:style>
    <style:style style:name="T10" style:family="text">
      <style:text-properties fo:color="#000000" style:font-name="Georgia" fo:font-size="10pt" officeooo:rsid="00158a3d" style:font-size-asian="10pt" style:font-size-complex="10pt"/>
    </style:style>
    <style:style style:name="T11" style:family="text">
      <style:text-properties fo:color="#000000" style:font-name="Georgia" fo:font-size="10pt" officeooo:rsid="0019c676" style:font-size-asian="10pt" style:font-size-complex="10pt"/>
    </style:style>
    <style:style style:name="T12" style:family="text">
      <style:text-properties fo:color="#000000" style:font-name="Georgia" fo:font-size="10pt" officeooo:rsid="001b0412" style:font-size-asian="10pt" style:font-size-complex="10pt"/>
    </style:style>
    <style:style style:name="T13" style:family="text">
      <style:text-properties fo:color="#000000" style:font-name="Georgia" fo:font-size="10pt" officeooo:rsid="001b99ba" style:font-size-asian="10pt" style:font-size-complex="10pt"/>
    </style:style>
    <style:style style:name="T14" style:family="text">
      <style:text-properties fo:color="#000000" style:font-name="Georgia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000000" style:font-name="Georgia" fo:font-size="10pt" fo:font-weight="normal" officeooo:rsid="001b99ba" style:font-size-asian="10pt" style:font-weight-asian="normal" style:font-size-complex="10pt" style:font-weight-complex="normal"/>
    </style:style>
    <style:style style:name="T16" style:family="text">
      <style:text-properties officeooo:rsid="0014c19b"/>
    </style:style>
    <style:style style:name="T17" style:family="text">
      <style:text-properties officeooo:rsid="001b041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3b55f" style:font-weight-asian="normal" style:font-weight-complex="normal"/>
    </style:style>
    <style:style style:name="T20" style:family="text">
      <style:text-properties officeooo:rsid="001b99b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Motivação <text:span text:style-name="T17">X Produtividade</text:span></text:h>
      <text:p text:style-name="P3"/>
      <text:p text:style-name="P5"><text:span text:style-name="T1">Diversos estudos comprovam que esses dois conceitos estão</text:span><text:span text:style-name="T2"> inter-relacionados.</text:span><text:span text:style-name="T1"> </text:span><text:span text:style-name="T3">A</text:span><text:span text:style-name="T1"> motivação pode fazer com que os colaboradores produzam </text:span><text:span text:style-name="T2">muito</text:span><text:span text:style-name="T1"> mais </text:span><text:span text:style-name="T2">que em condições normais </text:span><text:span text:style-name="T4">de trabalho</text:span><text:span text:style-name="T2">. Apesar de que, na maioria das vezes, os fatores motivacionais se tornam mais importantes que os financeiros </text:span><text:span text:style-name="T4">para o melhor rendimento do trabalhador</text:span><text:span text:style-name="T2">.</text:span></text:p>
      <text:p text:style-name="P2"><text:span text:style-name="T5">Por isso, mais importante </text:span><text:span text:style-name="T11">do que a imposição</text:span><text:span text:style-name="T7"> </text:span><text:span text:style-name="T5">d</text:span><text:span text:style-name="T7">as</text:span><text:span text:style-name="T5"> metas é </text:span><text:span text:style-name="T7">mais preferível</text:span><text:span text:style-name="T5"> </text:span><text:span text:style-name="T7">que seja observadas </text:span><text:span text:style-name="T5">a </text:span><text:span text:style-name="Strong_20_Emphasis"><text:span text:style-name="T14">qualidade</text:span></text:span><text:span text:style-name="T5"> de vida dos trabalhadores. </text:span><text:span text:style-name="T7">Num contexto atual</text:span><text:span text:style-name="T5">, diversas empresas já perceberam que </text:span><text:span text:style-name="T11">a </text:span><text:span text:style-name="T5">estratégia sem foco na motivação </text:span><text:span text:style-name="T11">dos colaboradores</text:span><text:span text:style-name="T5"> d</text:span><text:span text:style-name="T12">arão</text:span><text:span text:style-name="T5"> resultados abaixo do esperado. É </text:span><text:span text:style-name="T12">imprescindível</text:span><text:span text:style-name="T7"> perceber que as</text:span><text:span text:style-name="T5"> necessidades dos funcionários, desde um bom ambiente de trabalho até uma técnica diferenciada de motivar, reconhecer </text:span><text:span text:style-name="T12">seus respectivos erros</text:span><text:span text:style-name="T5">, </text:span><text:span text:style-name="T12">como</text:span><text:span text:style-name="T5"> recompensar </text:span><text:span text:style-name="T12">pelo seus acertos,</text:span><text:span text:style-name="T7"> atua</text:span><text:span text:style-name="T12">ndo</text:span><text:span text:style-name="T7"> de forma empática, </text:span><text:span text:style-name="T12">para uma</text:span><text:span text:style-name="T7"> integração</text:span><text:span text:style-name="T8"> </text:span><text:span text:style-name="T12">com</text:span><text:span text:style-name="T8"> meta</text:span><text:span text:style-name="T12">s</text:span><text:span text:style-name="T8"> alcançáveis para </text:span><text:span text:style-name="T7">os empregados</text:span><text:span text:style-name="T5">. </text:span><text:span text:style-name="T8">Pontos diferentes desses, além da </text:span><text:span text:style-name="T5">pressão pode causar estresse e conflitos </text:span><text:span text:style-name="T8">que </text:span><text:span text:style-name="T5">diminuem a produtividade, </text:span><text:span text:style-name="T12">ou que dependendo da situação podem causar até acidentes</text:span><text:span text:style-name="T5">.</text:span></text:p>
      <text:p text:style-name="P24"><text:span text:style-name="T5">É claro que fazer com que um grande grupo de funcionários esteja sempre motivado é uma </text:span><text:span text:style-name="T8">situação quase impossível.</text:span><text:span text:style-name="T5"> Por isso, é preciso desenvolver estratégias que auxiliem na realização profissional dos colaboradores. </text:span></text:p>
      <text:p text:style-name="P16"><text:span text:style-name="T9">Partindo-se do princípio que a empresa é composta de valores humanos, a postura das equipes determina o sucesso ou </text:span><text:span text:style-name="T6">fracasso </text:span><text:span text:style-name="T9">d</text:span><text:span text:style-name="T13">a</text:span><text:span text:style-name="T9"> organização. Os gestores devem estar atentos às </text:span><text:span text:style-name="T6">situações negativas</text:span><text:span text:style-name="T9">, para que essa desmotivação não se alastre para outros integrantes do grupo. Um possível exemplo seria </text:span><text:span text:style-name="T13">um excesso de </text:span><text:span text:style-name="T9">esforço de todos trabalha</text:span><text:span text:style-name="T10">dores</text:span><text:span text:style-name="T9"> </text:span><text:span text:style-name="T13">de uma empresa</text:span><text:span text:style-name="T9"> e os resultados não aparecem. </text:span><text:span text:style-name="T13">O</text:span><text:span text:style-name="T10">u</text:span><text:span text:style-name="T9"> estão todos dependendo de algo ou de alguém para realizar alguma coisa que não vai acontecer. </text:span></text:p>
      <text:p text:style-name="P14"/>
      <text:p text:style-name="P2"><text:span text:style-name="T5">Quando </text:span><text:span text:style-name="Strong_20_Emphasis"><text:span text:style-name="T15">liderança e/ou motivação</text:span></text:span><text:span text:style-name="T13"> sã</text:span><text:span text:style-name="T5">o f</text:span><text:span text:style-name="T10">alhas </text:span><text:span text:style-name="T5">a organização sofre com:</text:span></text:p>
      <text:list xml:id="list7611383032762302663" text:style-name="L1">
        <text:list-item>
          <text:p text:style-name="P25">Alta rotatividade de funcionários;</text:p>
        </text:list-item>
        <text:list-item>
          <text:p text:style-name="P25">Diminuição da produtividade;</text:p>
        </text:list-item>
        <text:list-item>
          <text:p text:style-name="P25">Erros tolos e constantes;</text:p>
        </text:list-item>
        <text:list-item>
          <text:p text:style-name="P25">Faltas, atrasos e um monte de desculpas;</text:p>
        </text:list-item>
        <text:list-item>
          <text:p text:style-name="P25">Pessoas tristes, <text:span text:style-name="T16">dispersas</text:span> e irritadiças; </text:p>
        </text:list-item>
        <text:list-item>
          <text:p text:style-name="P26">Funcionários com o desempenho despencando;</text:p>
        </text:list-item>
        <text:list-item>
          <text:p text:style-name="P26">Resultados aquém das metas definidas;</text:p>
        </text:list-item>
        <text:list-item>
          <text:p text:style-name="P19">Isenção de responsabilidades.</text:p>
        </text:list-item>
      </text:list>
      <text:p text:style-name="P2"><text:span text:style-name="T5">Quando alguém faz alg</text:span><text:span text:style-name="T13">uma atividade</text:span><text:span text:style-name="T5"> para evitar punição, ganhar uma recompensa ou competição e o impulso inicial partiu de um terceiro </text:span><text:span text:style-name="T14">e não dela própria, essa pessoa foi </text:span><text:span text:style-name="Strong_20_Emphasis"><text:span text:style-name="T14">posta </text:span></text:span><text:soft-page-break/><text:span text:style-name="Strong_20_Emphasis"><text:span text:style-name="T14">em movimento</text:span></text:span><text:span text:style-name="T14">. Se não houvesse o estímulo externo ela não teria feito nada.</text:span></text:p>
      <text:p text:style-name="P2"><text:span text:style-name="T14">Se a iniciativa para realizações parte da própria pessoa por uma necessidade interior, se ela é levada a agir por um impulso interno, um desejo, então essa pessoa </text:span><text:span text:style-name="Strong_20_Emphasis"><text:span text:style-name="T14">está motivada</text:span></text:span><text:span text:style-name="T14">. </text:span><text:span text:style-name="T15">Quando </text:span><text:span text:style-name="T14">a verdadeira motivação </text:span><text:span text:style-name="T15">está presente</text:span><text:span text:style-name="T14"> é possível transformá-la em ação voluntária. </text:span><text:span text:style-name="T15">Se </text:span><text:span text:style-name="T14">direcionada</text:span><text:span text:style-name="T15">s</text:span><text:span text:style-name="T14"> a</text:span><text:span text:style-name="T15">s</text:span><text:span text:style-name="T14"> metas e objetivos com a ajuda de treinamentos, </text:span><text:span text:style-name="T15">os processos motivacionais serão efetivos</text:span><text:span text:style-name="T14">.</text:span></text:p>
      <text:p text:style-name="P2"><text:span text:style-name="T14">Já no movimento, se os estímulos cessarem ou mantiverem</text:span><text:span text:style-name="T15"> estagnados</text:span><text:span text:style-name="T14">, tudo volta </text:span><text:span text:style-name="T15">ao início</text:span><text:span text:style-name="T14">, podendo até ficar pior do que estava antes, gerando insatisfação. Então é preciso cuidado </text:span><text:span text:style-name="T15">na implementação desses métodos</text:span><text:span text:style-name="T14">.</text:span></text:p>
      <text:p text:style-name="P4"><text:span text:style-name="T18">Quando um líder diz ter motivado sua turma, está na verdade estimulando movimento criado artificialmente e </text:span><text:span text:style-name="T19">não deve ser baseado em mentiras, e persuasão.</text:span></text:p>
      <text:p text:style-name="P20"/>
      <text:p text:style-name="P11"><text:span text:style-name="T20">Como estamos falando de seres humanos, é preciso estimular a criatividade para aprimorar o capital humano e nesse processo, soluções podem ser criadas a partir de soluções simples.</text:span></text:p>
      <text:p text:style-name="P4"/>
      <text:p text:style-name="P4"/>
      <text:p text:style-name="P3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Conclusão </text:p>
      <text:p text:style-name="P17"/>
      <text:p text:style-name="P7">o sucesso e a excelência também e requer motivação, criatividade, treinamento, ritmo, dedicação, precisão, amor e arte e principalmente atitude.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8">Referências</text:p>
      <text:p text:style-name="P9"/>
      <text:p text:style-name="P8"/>
      <text:p text:style-name="P8"/>
      <text:p text:style-name="P6">http://administradores-gerais/artigos/negocios/o-planejamento-como-ferramenta-de-motivacao-e-comprometimento/11249/</text:p>
      <text:p text:style-name="P6"/>
      <text:p text:style-name="P6">http://fredericoporto.com.br/planejamento-e-motivacao/</text:p>
      <text:p text:style-name="P6"/>
      <text:p text:style-name="P6">http://negociosongfind.no.comunidades.net/contatos</text:p>
      <text:p text:style-name="P6"/>
      <text:p text:style-name="P6">http://siloseventos.com.br/metas-pessoais-planejamento-estrategico-motivacao-perseveranca-comunicacao-e-lideranca/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08:08:05.063000000</meta:creation-date>
    <dc:date>2016-06-09T20:54:38.307416772</dc:date>
    <meta:editing-duration>PT6H25M2S</meta:editing-duration>
    <meta:editing-cycles>17</meta:editing-cycles>
    <meta:generator>LibreOffice/5.0.5.2$Linux_x86 LibreOffice_project/00m0$Build-2</meta:generator>
    <meta:print-date>2016-06-07T08:10:47.253000000</meta:print-date>
    <meta:document-statistic meta:table-count="0" meta:image-count="0" meta:object-count="0" meta:page-count="4" meta:paragraph-count="26" meta:word-count="535" meta:character-count="3818" meta:non-whitespace-character-count="3313"/>
  </office:meta>
</office:document-meta>
</file>